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dc1" officeooo:paragraph-rsid="000fadc1"/>
    </style:style>
    <style:style style:name="P2" style:family="paragraph" style:parent-style-name="Standard">
      <style:text-properties officeooo:rsid="00110b02" officeooo:paragraph-rsid="00110b02"/>
    </style:style>
    <style:style style:name="T1" style:family="text">
      <style:text-properties officeooo:rsid="00110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роче, как должен быть реализован fairlaunch? </text:p>
      <text:p text:style-name="P1"/>
      <text:p text:style-name="P1"><text:span text:style-name="T1">25</text:span>% токенов мне <text:span text:style-name="T1">(lock 2 years + vesting 2 years)</text:span></text:p>
      <text:p text:style-name="P1"><text:span text:style-name="T1">15</text:span>% degens airdrop</text:p>
      <text:p text:style-name="P1"><text:span text:style-name="T1">4</text:span>0% liquidity mining</text:p>
      <text:p text:style-name="P1"><text:span text:style-name="T1">15</text:span>% protocol usage (open big enough CDP — get RLE)</text:p>
      <text:p text:style-name="P2">5% DAO treasury??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22:08:03.718437105</meta:creation-date>
    <dc:date>2026-01-08T08:51:20.425524166</dc:date>
    <meta:editing-duration>PT32S</meta:editing-duration>
    <meta:editing-cycles>1</meta:editing-cycles>
    <meta:document-statistic meta:table-count="0" meta:image-count="0" meta:object-count="0" meta:page-count="1" meta:paragraph-count="7" meta:word-count="34" meta:character-count="201" meta:non-whitespace-character-count="170"/>
    <meta:generator>LibreOffice/24.2.7.2$Linux_X86_64 LibreOffice_project/420$Build-2</meta:generator>
  </office:meta>
</office:document-meta>
</file>